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6580a" officeooo:paragraph-rsid="0006580a" style:font-size-asian="12.25pt" style:font-weight-asian="bold" style:font-size-complex="14pt" style:font-weight-complex="bold"/>
    </style:style>
    <style:style style:name="P3" style:family="paragraph" style:parent-style-name="Standard" style:list-style-name="L4">
      <style:paragraph-properties fo:text-align="start" style:justify-single-word="false"/>
      <style:text-properties fo:font-size="14pt" fo:font-weight="bold" officeooo:rsid="0006580a" officeooo:paragraph-rsid="0006580a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800a4" officeooo:paragraph-rsid="000800a4" style:font-size-asian="12.25pt" style:font-weight-asian="bold" style:font-size-complex="14pt" style:font-weight-complex="bold"/>
    </style:style>
    <style:style style:name="P5" style:family="paragraph" style:parent-style-name="Standard" style:list-style-name="L5">
      <style:paragraph-properties fo:text-align="start" style:justify-single-word="false"/>
      <style:text-properties fo:font-size="14pt" fo:font-weight="bold" officeooo:rsid="000800a4" officeooo:paragraph-rsid="000800a4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6580a" officeooo:paragraph-rsid="0006580a" style:font-size-asian="12.25pt" style:font-weight-asian="normal" style:font-size-complex="14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4pt" fo:font-weight="normal" officeooo:rsid="0006580a" officeooo:paragraph-rsid="0006580a" style:font-size-asian="12.25pt" style:font-weight-asian="normal" style:font-size-complex="14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4pt" fo:font-weight="normal" officeooo:rsid="0006580a" officeooo:paragraph-rsid="0006580a" style:font-size-asian="12.25pt" style:font-weight-asian="normal" style:font-size-complex="14pt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fo:font-size="14pt" fo:font-weight="normal" officeooo:rsid="0006580a" officeooo:paragraph-rsid="0006580a" style:font-size-asian="12.25pt" style:font-weight-asian="normal" style:font-size-complex="14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fo:font-size="14pt" fo:font-weight="normal" officeooo:rsid="0006580a" officeooo:paragraph-rsid="000800a4" style:font-size-asian="12.25pt" style:font-weight-asian="normal" style:font-size-complex="14pt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fo:font-size="14pt" fo:font-weight="normal" officeooo:rsid="000800a4" officeooo:paragraph-rsid="000800a4" style:font-size-asian="12.25pt" style:font-weight-asian="normal" style:font-size-complex="14pt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fo:font-size="14pt" fo:font-weight="normal" officeooo:rsid="000800a4" officeooo:paragraph-rsid="000800a4" style:font-size-asian="12.25pt" style:font-weight-asian="normal" style:font-size-complex="14pt" style:font-weight-complex="normal"/>
    </style:style>
    <style:style style:name="T1" style:family="text">
      <style:text-properties officeooo:rsid="0006580a"/>
    </style:style>
    <style:style style:name="T2" style:family="text">
      <style:text-properties officeooo:rsid="000800a4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echnical Documentation</text:span></text:p>
      <text:p text:style-name="P1"/>
      <text:p text:style-name="P1"/>
      <text:p text:style-name="P2">Requirements:</text:p>
      <text:list xml:id="list1746656668" text:style-name="L2">
        <text:list-item>
          <text:p text:style-name="P7">.NET Framework 4.6</text:p>
        </text:list-item>
        <text:list-item>
          <text:p text:style-name="P7">Oracle 12c</text:p>
        </text:list-item>
      </text:list>
      <text:p text:style-name="P6"/>
      <text:p text:style-name="P2">Configurations:</text:p>
      <text:p text:style-name="P6"/>
      <text:list xml:id="list1374332971" text:style-name="L3">
        <text:list-item>
          <text:p text:style-name="P8">Install Oracle Developer Tools of Visual Studio and Oracle DataAccess Components for Oracle 12c</text:p>
        </text:list-item>
        <text:list-item>
          <text:p text:style-name="P8">Add Database info I.e Host, SID, Port to tnsNames.ora file</text:p>
        </text:list-item>
      </text:list>
      <text:p text:style-name="P6"/>
      <text:p text:style-name="P6"/>
      <text:p text:style-name="P2">Projects:</text:p>
      <text:list xml:id="list1198851085" text:style-name="L4">
        <text:list-item>
          <text:p text:style-name="P3"><text:span text:style-name="T2">T</text:span>ask MVC Project:</text:p>
          <text:p text:style-name="P3"/>
          <text:list>
            <text:list-item>
              <text:p text:style-name="P9">Controllers:</text:p>
              <text:list>
                <text:list-item>
                  <text:p text:style-name="P9">File Controller:</text:p>
                  <text:list>
                    <text:list-item>
                      <text:p text:style-name="P9">Expose Rest Endpoints I.e api/File POST for file reading and logging</text:p>
                    </text:list-item>
                    <text:list-item>
                      <text:p text:style-name="P9">Expose Rest Endpoints I.e api/File/logs GET for reading log.</text:p>
                      <text:p text:style-name="P9"/>
                    </text:list-item>
                  </text:list>
                </text:list-item>
              </text:list>
            </text:list-item>
            <text:list-item>
              <text:p text:style-name="P9">Services:</text:p>
              <text:list>
                <text:list-item>
                  <text:p text:style-name="P9">File Service:</text:p>
                  <text:list>
                    <text:list-item>
                      <text:p text:style-name="P9">Validating file type and saving file meta data and contents to database</text:p>
                    </text:list-item>
                    <text:list-item>
                      <text:p text:style-name="P9">perform Logging</text:p>
                      <text:p text:style-name="P9"/>
                    </text:list-item>
                  </text:list>
                </text:list-item>
              </text:list>
            </text:list-item>
            <text:list-item>
              <text:p text:style-name="P9">Models:</text:p>
              <text:list>
                <text:list-item>
                  <text:p text:style-name="P9">Request:</text:p>
                  <text:list>
                    <text:list-item>
                      <text:p text:style-name="P9">Json Response Object</text:p>
                    </text:list-item>
                  </text:list>
                </text:list-item>
                <text:list-item>
                  <text:p text:style-name="P9">Response:</text:p>
                  <text:list>
                    <text:list-item>
                      <text:p text:style-name="P9">Json Request Object</text:p>
                      <text:p text:style-name="P9"/>
                    </text:list-item>
                  </text:list>
                </text:list-item>
              </text:list>
            </text:list-item>
            <text:list-item>
              <text:p text:style-name="P9">Views:</text:p>
              <text:list>
                <text:list-item>
                  <text:p text:style-name="P9">Home/Index.cshtml:</text:p>
                  <text:list>
                    <text:list-item>
                      <text:p text:style-name="P9">Fetch logs from WEB API and shows in bootstrap list</text:p>
                    </text:list-item>
                    <text:list-item>
                      <text:p text:style-name="P9">Auto update list every 1 minute</text:p>
                      <text:p text:style-name="P9"/>
                    </text:list-item>
                  </text:list>
                </text:list-item>
              </text:list>
            </text:list-item>
            <text:list-item>
              <text:p text:style-name="P9">Classes:</text:p>
              <text:list>
                <text:list-item>
                  <text:p text:style-name="P10">Logger:</text:p>
                  <text:list>
                    <text:list-item>
                      <text:p text:style-name="P10">Create Log file</text:p>
                    </text:list-item>
                    <text:list-item>
                      <text:p text:style-name="P10">Insert Logs</text:p>
                    </text:list-item>
                    <text:list-item>
                      <text:p text:style-name="P10"><text:soft-page-break/>Fetch Logs</text:p>
                    </text:list-item>
                    <text:list-item>
                      <text:p text:style-name="P10"/>
                    </text:list-item>
                  </text:list>
                </text:list-item>
              </text:list>
            </text:list-item>
            <text:list-item>
              <text:p text:style-name="P12">Data Access Layer:</text:p>
              <text:list>
                <text:list-item>
                  <text:p text:style-name="P12">EntityFramework 5 edmx</text:p>
                  <text:p text:style-name="P9"/>
                </text:list-item>
              </text:list>
            </text:list-item>
          </text:list>
        </text:list-item>
      </text:list>
      <text:p text:style-name="P6"><text:tab/><text:tab/><text:tab/><text:tab/></text:p>
      <text:list xml:id="list233804311620944" text:continue-numbering="true" text:style-name="L4">
        <text:list-item>
          <text:p text:style-name="P3">TaskService Windows Service Project:</text:p>
          <text:p text:style-name="P3"/>
          <text:list>
            <text:list-item>
              <text:p text:style-name="P9">Models:</text:p>
              <text:list>
                <text:list-item>
                  <text:p text:style-name="P9">Request:</text:p>
                  <text:list>
                    <text:list-item>
                      <text:p text:style-name="P9">Json request Object</text:p>
                      <text:p text:style-name="P9"/>
                    </text:list-item>
                  </text:list>
                </text:list-item>
              </text:list>
            </text:list-item>
            <text:list-item>
              <text:p text:style-name="P9">Classes:</text:p>
              <text:list>
                <text:list-item>
                  <text:p text:style-name="P9">Service1</text:p>
                  <text:list>
                    <text:list-item>
                      <text:p text:style-name="P9">Call Web API every 1 minute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4">Database Tables:</text:p>
      <text:list xml:id="list3548959787" text:style-name="L5">
        <text:list-item>
          <text:p text:style-name="P5">FILES:</text:p>
          <text:list>
            <text:list-item>
              <text:p text:style-name="P11">ID <text:s/>INT PRIMARY KEY</text:p>
            </text:list-item>
            <text:list-item>
              <text:p text:style-name="P11">NAME VARCHAR</text:p>
            </text:list-item>
            <text:list-item>
              <text:p text:style-name="P11">DATETIME VARCHAR</text:p>
              <text:p text:style-name="P11"/>
            </text:list-item>
          </text:list>
        </text:list-item>
        <text:list-item>
          <text:p text:style-name="P5">FILE_CONTENT</text:p>
          <text:list>
            <text:list-item>
              <text:p text:style-name="P11">ID INT PRIMARY KEY</text:p>
            </text:list-item>
            <text:list-item>
              <text:p text:style-name="P11">FILE_ID INT</text:p>
            </text:list-item>
            <text:list-item>
              <text:p text:style-name="P11">CONTENT VARCHAR</text:p>
            </text:list-item>
          </text:list>
        </text:list-item>
      </text:list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30T23:19:03.271000000</meta:creation-date>
    <dc:date>2022-09-30T23:38:02.688000000</dc:date>
    <meta:editing-duration>PT4M9S</meta:editing-duration>
    <meta:editing-cycles>1</meta:editing-cycles>
    <meta:document-statistic meta:table-count="0" meta:image-count="0" meta:object-count="0" meta:page-count="2" meta:paragraph-count="60" meta:word-count="210" meta:character-count="1078" meta:non-whitespace-character-count="966"/>
    <meta:generator>LibreOffice/7.2.5.2$Windows_X86_64 LibreOffice_project/499f9727c189e6ef3471021d6132d4c694f357e5</meta:generator>
  </office:meta>
</office:document-meta>
</file>